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paragraph-properties fo:break-before="page"/>
    </style:style>
    <style:style style:name="P7" style:parent-style-name="Normal" style:family="paragraph">
      <style:paragraph-properties fo:break-before="page"/>
    </style:style>
  </office:automatic-styles>
  <office:body>
    <office:text text:use-soft-page-breaks="true">
      <text:h text:style-name="P1" text:outline-level="1">Assembly Tutorial, Lesson 2:<text:s/>Addressing Modes</text:h>
      <text:p text:style-name="Normal">[Title Slide]</text:p>
      <text:p text:style-name="Normal">Hi, there! This is Matt Heffernan. Welcome back to my channel. This is the second<text:s/>episode of my tutorial series on Z80 assembly language development, targeting the Sinclair ZX Spectrum to learn how to program a simple system starting at the very lowest level.<text:s/>If you haven’t seen the first episode, I strongly encourage you to go back to my channel, and don’t forget to subscribe and click the bell to be notified when the next episode comes out, and start this playlist from the beginning.</text:p>
      <text:p text:style-name="Normal">This series assumes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In the first episode, we went over some of the basics of what assembly language is, and what that means for the Z80 processor and its use with the Spectrum. In this episode, we are going<text:s/>to learn about all of the different addressing modes provided by the Z80 and show how all of them work in an example program for the Spectrum. But first, we need to define what we mean by “addressing mode”.</text:p>
      <text:p text:style-name="Normal">[Slide 2: memory map]</text:p>
      <text:p text:style-name="Normal">When we talk about addressing in a computer, we usually mean memory, and the Z80 has 16-bit addressing. This means that there is a 64 kilobyte memory space, so if a Z80-based system were to have more than 64k, it would require banking, which means that addresses could refer to different parts of memory based on the current bank selection. This is the case with the 128k Spectrum, but the 48k Spectrum does not require banking. Each of those 65,536 addresses refers to a singular byte in memory. The first 16k of memory is read-only, which is why we call it the ROM, for read-only memory. The remaining 48k is random-access memory, or RAM, for short. This memory we can read or write to, but some parts of it have specific purposes, like the screen memory, which will affect the display when we<text:s/>write to it.</text:p>
      <text:p text:style-name="Normal">But how we read, write, or even execute code within this entire memory space is entirely controlled through the use of different addressing modes in the assembly language. But addressing in this context doesn’t just mean memory.</text:p>
      <text:p text:style-name="Normal">[Slide 3: Z80<text:s/>Architecture]</text:p>
      <text:p text:style-name="Normal">It also means how we deal with registers. The Z80 instruction set actually operates mostly on registers rather than directly addressing memory. So most addressing modes relate to how we handle the contents and arrangement of these registers.<text:s/>As we saw in the previous episode, the Z80 has a single 8-bit accumulator, called A, and then 6 more general purpose 8-bit registers that can be paired off into 16-bit registers. Then there are the alternate registers that can be swapped out with those, as well as a few 16-bit registers for the program counter, stack pointer, and index registers, which are all meant to store memory addresses and can be used to interact with memory in different ways.</text:p>
      <text:p text:style-name="Normal"/>
      <text:soft-page-break/>
      <text:p text:style-name="P2">[Slide 4: Implied]</text:p>
      <text:p text:style-name="Normal">The simplest addressing mode in Z80 assembly language is the Implied Addressing mode, which means that the mnemonic only has an instruction abbreviation and no operands. That also means that the machine code for these instructions only consist of an opcode and no operand bytes, but the opcode<text:s/>itself may be one or two bytes long. For these instruction, they may have an affect on registers and/or memory, but those registers and addresses don’t need to be called out in the assembly code as operands. In some cases, there are instructions that have<text:s/>both implied modes and non-implied modes, and it the latter case it will have operands to specify a different way that the instruction can work, using different registers, memory addresses or values.</text:p>
      <text:p text:style-name="Normal">[Slide 5: Mnemonic Syntax]</text:p>
      <text:p text:style-name="Normal">In the last episode we saw how the load instruction works, and how it always has a pair of operands, with the destination of a value first, then the source of that value after the comma. Each of those operands has its own explicit addressing mode. We also saw these examples, where those modes dealt with either registers, memory addresses, or immediate values, but now we will get into each of those in detail.</text:p>
      <text:p text:style-name="Normal">[slide 6 – register]</text:p>
      <text:p text:style-name="Normal">The most basic explicit addressing mode is the register mode, where we are simply dealing with the values in registers, which can be either 8-bit or 16-bit values, depending on which register is specified. The operand syntax is simply the name of the register, which is one to three letters long, as you can see here. Even the accumulator and status byte can be combined into a single 16-bit register called AF, and you can use the EX instruction to swap it out with the alternate AF, which in this case is formatted as AF-prime, the one case a special character is used for register addressing. Register operands do not require an memory access on their own behalf, but they can be combined with operands in other modes than will access memory. In the machine code, the registers specified are encoded within the opcode, and not in extra bytes after the opcode. In fact, almost all of the load instructions between registers result in just a single byte of machine code, so the only memory access is to fetch that one instruction byte from memory, as specified by the program counter, so they are quite fast.</text:p>
      <text:p text:style-name="Normal">[cut to Slide 7 – immediate]</text:p>
      <text:p text:style-name="Normal">Immediate addressing means that the value you are referencing is right in the code itself, rather than somewhere else in memory, referred to by address. Instead, an 8-bit value is used as an operand, which in assembly language can be formatted as an integer in either decimal, binary, or hexadecimal. The range of an 8-bit integer is from zero to 255 in decimal, which is 8 ones in binary or FF in hex. Effectively hard-coding this value is not quite as fast as just having that value maintained in a register, but it is quite a bit faster than having to fetch it from somewhere else in memory.</text:p>
      <text:p text:style-name="Normal">[cut to slide 8 – extended immediate]</text:p>
      <text:p text:style-name="Normal">Extended immediate addressing is just like regular immediate addressing, except that it is dealing with 16-bit values, also<text:s/>right in the code as part of the instruction. These values could be just regular integer values up to 65,535, or addresses that you are loading into a register. The immediate unconditional jump instruction is just JP with the target address after it, and all that happens in that instruction is the address in the operand is loaded into the program counter, rather than the address of the next instruction in the code.</text:p>
      <text:p text:style-name="Normal"/>
      <text:soft-page-break/>
      <text:p text:style-name="P3">[Slide 9 – extended/direct]</text:p>
      <text:p text:style-name="Normal">While extended immediate mode has a value as an operand, just plain extended addressing has the address of the value in memory, rather than the value itself. This is signified by having the 16-bit address surrounded by parentheses, which means that a fetch will happen with that address, and depending on the operand order, this address will be read from or written to. This mode is only used with the Load instruction, and only in conjunction with the register mode, which means that memory can only be read into a register and can only be written from a register. The width<text:s/>of the register determines the amount of data being transferred, with 8-bit registers loading a single byte and 16-bit registers loading two bytes starting from the specified address. There is no Z80 instruction to directly copy between memory addresses or<text:s/>modify any memory value in place. In most cases, you are going to deal with memory addresses not in the instruction code, but in a register.</text:p>
      <text:p text:style-name="Normal">[cut to slide 10 – register indirect]</text:p>
      <text:p text:style-name="Normal">We do this by using register indirect addressing. In this mode, the address<text:s/>in question needs to be loaded into a 16-bit register, either directly from a load instruction or as the result of a calculation. You can use BC or DE to load values to or from the accumulator, but in most cases you need to use the HL register. Any memory<text:s/>location can be used like most general purpose registers if its address is currently in HL. To use the address in one of these registers for indirect addressing, you simply surround the register name with parentheses, just as you would for a direct address. Unlike direct addressing, there are no instructions that can load more than a single byte from the address. You are either loading a byte into an 8-bit register, or doing some sort of operation on that single byte in memory.</text:p>
      <text:p text:style-name="Normal">[cut to slide 11 – modified page zero]</text:p>
      <text:p text:style-name="Normal">Locations in the first 256 bytes of memory can be referred to by 8-bit addresses, as the high byte, or page number, of that address is zero. This is why it’s called the zero page for architectures like the 6502, or Page Zero in the case of the Z80. There are 8 specific addresses on Page Zero that can be the start of a subroutine called using the RST instruction. These are technically known as Reset Vectors, but in the case of the ZX Spectrum they are just special ROM routines that have dedicated shortcuts for calling them, and we’ll see one of those routines in the example. We’ll get into the other routines in later episodes, but just know for now that these addresses may be operands within the RST mnemonic, they are not in the machine code. Each of the 8 RST instructions have unique single byte opcodes, so the address is implied by the opcode used, rather than having an arbitrary address in the machine code. This means that these 8 routines can be called with a single byte of machine code, rather than a three-byte<text:s/>Call instruction using the full 16-bit address, which takes three times as long to fetch during execution.</text:p>
      <text:p text:style-name="P4"/>
      <text:soft-page-break/>
      <text:p text:style-name="Normal">[cut to slide 12 – relative addressing]</text:p>
      <text:p text:style-name="Normal">Those 16-bit addresses can take up a lot of memory in your code, which of course also has a performance cost. But in some cases you can use relative addressing to jump to another part of code if it is close enough that the value in the program counter only needs to change by an 8-bit offset. That means either subtracting up to 128 or adding up to 127, and then we can just use that offset in the instruction, saving a byte that needs to take up space in the program and get fetched repeatedly later. The assembler makes this easy by letting you just use a label to mark the location in code that you want to be able to jump to. If it’s too far away, the assembly will fail and you won’t be able to use relative addressing, and have to replace it with extended immediate addressing. For most cases, this is as simple as changing a single letter of assembly code, replacing a JR instruction with a JP instruction and keeping the label the same. A JR, or relative jump, will use the offset, while a JP, or absolute jump, will use the full 16-bit address of the label. If you think the jump destination is going to be close enough, it’s good practice to use a JR when you can, and then only change it to JP if you have to. The DJNZ instruction is a special case where there is no absolute alternative, so you’d have to re-implement it with<text:s/>a separate decrement B followed by an absolute jump if not zero. We’ll see how that works in a later episode, though.</text:p>
      <text:p text:style-name="Normal">[cut to slide 13 – indexed addressing]</text:p>
      <text:p text:style-name="Normal">The index registers, IX and IY, have their own special addressing mode. It is like the register indirect mode, but instead of just using the address in HL, you can use the address in IX or IY with an 8-bit offset applied. So, you can place IX or IY in parenthesis, along with minus a value of up to 128 or plus a value up to 127. This is helpful when you are dealing with structured data, and you know the offset of different fields or instances relative to the address of your current instance, which you would load into the index register. Just be aware that indexed mode instructions will be always be a byte longer that the HL indirect instructions because of that offset, so be careful not to overuse them. Remember, every byte and cycle counts in 8-bit development!</text:p>
      <text:p text:style-name="Normal">[cut to slide 14 – bit addressing]</text:p>
      <text:p text:style-name="Normal">If addressing a whole byte isn’t granular enough for you, there is bit addressing, where you can read, write or test the value of a single bit. That bit can be either in a register, or at a memory address stored in HL or an offset from an address in an index register. The bit number is used as an operand, 7 for the most significant bit, and zero for the least. The BIT instruction will test the bit, the SET instruction will set that bit to 1, and the RES instruction will reset the bit, which means setting it to zero. This becomes especially important when dealing with hardware interfaces, as we will see in a later episode. So that’s all of the supported addressing modes according to Zilog.</text:p>
      <text:p text:style-name="Normal">[cut to slide 15 – but wait, there’s more]</text:p>
      <text:p text:style-name="Normal">But wait, there’s more! More modes, really, than are acknowledged officially. So since they don’t have official names, I’ve come up with my own names for them.</text:p>
      <text:p text:style-name="Normal">[cut to slide 16 – condition]</text:p>
      <text:p text:style-name="Normal">Assembly operands<text:s/>can also be status conditions, representing the state of particular bits in the processor status byte.<text:s/>These conditions have similar names to registers, also consisting of one or two letters, and their identification as conditions rather than registers is based on the instruction being used. Conditions are only used for instructions that result in the program counter jumping to another location in code if those conditions are currently true. We’ll get into what these conditions mean in a later video, but the most commonly used are the Carry or “C” bit, and the Zero or “Z” bit. Of course, there’s a C register, also, but when we see a C as the first argument of a jump instruction, we know it’s referring to the Carry bit, and taking that jump only if the Carry bit is currently set. If the operand in NC, then the jump is taken if the Carry bit is currently clear. It through these conditions that the Z80 becomes truly a Turing-complete CPU, allowing us to do conditional branching and looping.</text:p>
      <text:p text:style-name="P5"/>
      <text:soft-page-break/>
      <text:p text:style-name="Normal">[cut to slide 17 – interrupt mode]</text:p>
      <text:p text:style-name="Normal">Oddly enough, the interrupt mode is not an officially addressing mode, but it is certainly used that way in the IM instruction, which stands for, of course, Interrupt Mode. The Z80 has 3 different interrupt modes, and there are three different IM opcodes to tell the Z80 to enter them. The assembly instruction just has a 0, 1 or 2 after IM, but that number<text:s/>is not in the machine code, instead being encoded into a two-byte opcode, with neither of the bytes being the actual number of the interrupt mode. For the Spectrum, interrupt mode zero is not used at all, so we’ll never actually use that particular instruction. We will use interrupt mode 1 when using the interrupt handler built into ROM, but more often we will use interrupt mode 2, where we can define our own interrupt handler, which we’ll see in a future episode.</text:p>
      <text:p text:style-name="Normal">[cut to slide 18 – example program]</text:p>
      <text:p text:style-name="Normal">Now that we’ve seen all the different addressing modes, it’s time to use all of them in a single example program. At the end, we’ll have a needlessly complicated program that will generate a little bit of text on the screen. Let’s dive in!</text:p>
      <text:p text:style-name="Normal">[cut to Atom – zoomed in to 25 lines]</text:p>
      <text:p text:style-name="Normal">We’re going to be using Atom again, which you will see has the ability to do some nice syntax highlighting for all of these addressing modes.<text:s/>Just like in the last episode, we start with a DEVICE macro specifying the 48k Spectrum and then an org directive to start our code at hex 8000. Our first instruction is a jump to the start label, using the extended immediate mode, so that we can have all of our data defined right at the top of the code file. We don’t actually have more than 127 bytes of data, so this could have been a JR instruction and saved a byte of memory, but we’ll stick with JP so that if we did want to add more data (and in most applications you would), we won’t have to change this instruction and just use it as the last part of a standard header.</text:p>
      <text:p text:style-name="Normal">After the jump start, we have our data, which is just a five-character string reading “hello” in all lowercase letters.<text:s/>Before the data we have a label named “string” that we can use to retrieve it later.<text:s/>We use the DB directive<text:s/>after the label<text:s/>as that means Data Byte, and we can have a set of comma-separated numbers or strings in quotes after it, or even a combination of both. Strings will be in the character set of the source code, which in this case is ASCII-compatible UTF-8. Luckily, this matches up with the standard character set of the Spectrum, at least as far as letters go.</text:p>
      <text:p text:style-name="Normal">Then we have some constants, which don’t take up any space in our code, but just act as identifiers that we can use for numerical operands without having to hardcode the actual numbers in our instructions. First we want the length of our string, which is 5. Then we have some addresses we need, starting with the Clear Screen routine in ROM. That has the address hex 0DAF, and that will be the case with the ROM for any variant of the Spectrum. Now we can just call ROM_CLS, and that ROM routine will be executed and then return back to our code, with the entire display cleared out with the current paper color, and we won’t have to have that address anywhere else in our code.</text:p>
      <text:p text:style-name="Normal">Then we have another address, this time in the screen memory, with COLOR_ATTR set to the beginning of the color attribute data that will be used to set the paper and ink colors for every character position in the display.</text:p>
      <text:p text:style-name="Normal">With all of the relevant addresses defined, we move on to some other values we’ll need in our code, first the Spectrum character code for the Enter key, which will make text start printing at the beginning of the next line after you print it out the hex 0D code. Note that this is different from the usual hex 0A code for an ASCII line feed on most systems.</text:p>
      <text:p text:style-name="Normal">Finally, we have a constant that we can use for color attribute memory, which will specify white ink on black paper, which we’ll call BLACK_WHITE, as the paper color comes first in the byte, as we saw in the last episode.</text:p>
      <text:p text:style-name="P6"/>
      <text:soft-page-break/>
      <text:p text:style-name="Normal">[scroll to start]</text:p>
      <text:p text:style-name="Normal">Then we finally get to the proper beginning of our code at the start label.<text:s/>Our first instruction there is IM 1, meaning that we are setting interrupt mode to 1, which will bypass any custom interrupt handler that may have been defined previously and just stick with the handler in ROM. This is the best approach for this program, as we will be dependent of the ROM code to properly render characters when we print them, and we have nothing special that we need to do in response to an interrupt. Then we call ROM_CLS, using the extended immediate mode again, as we need the full 16-bit address for all call instructions. A call, unlike a jump, will expect the routine it calls to end with a return instruction so that the program counter will return to the next instruction afterwards.<text:s/></text:p>
      <text:p text:style-name="Normal">So once the screen is clear, the ROM code should return to the following Load instruction, which loads the address of our string data into HL. So, the first operand of the instruction is using register addressing by just having HL with no parentheses, then extended immediate by having the string label also without parentheses. If the string label did have parentheses around it, that would be regular extended, or direct addressing, which would load the first two bytes at that address, namely the lowercase “h” and “e” character codes, and store them in the HL register.<text:s/>That would have meant “h” in the H register, appropriately enough, and “e” in the L register. But by omitting the parentheses we get the address that the assembler calculates for the string label, which should be hex 8003, as it should be right after the three-byte jump instruction that we know started at hex 8000. This means that the high byte of the address will go in H, which is hex 80, and the low byte of the address will go in L, which is hex 03. Now you can probably guess how H and L got their names.<text:s/></text:p>
      <text:p text:style-name="Normal"/>
      <text:p text:style-name="Normal"/>
      <text:p text:style-name="Normal"/>
      <text:p text:style-name="Normal"/>
      <text:p text:style-name="Normal"/>
      <text:p text:style-name="P7"/>
      <text:p text:style-name="Normal">[start loading patreon.sna]</text:p>
      <text:p text:style-name="Normal">That’s all we’re going to go through in this episode, but we have a lot more in store. The Z80 instruction set is huge, especially for an 8-bit processor, and there’s a lot to go through, starting with the different<text:s/>addressing modes, which will be the subject of Lesson 2. 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5-24T16:34:00Z</meta:creation-date>
    <dc:date>2021-06-08T21:35:00Z</dc:date>
    <meta:template xlink:href="Normal.dotm" xlink:type="simple"/>
    <meta:editing-cycles>64</meta:editing-cycles>
    <meta:editing-duration>PT79860S</meta:editing-duration>
    <meta:document-statistic meta:page-count="7" meta:paragraph-count="41" meta:word-count="3085" meta:character-count="20633" meta:row-count="146" meta:non-whitespace-character-count="17589"/>
  </office:meta>
</office:document-meta>
</file>